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8.123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GAMEPLAY SCALAR STATS</text:p>
          </table:table-cell>
          <table:table-cell office:value-type="float" office:value="0.10903669107232" calcext:value-type="float">
            <text:p>0.10903669107232</text:p>
          </table:table-cell>
          <table:table-cell office:value-type="float" office:value="30" calcext:value-type="float">
            <text:p>30</text:p>
          </table:table-cell>
          <table:table-cell table:formula="of:=[.E1]*[.F1]" office:value-type="float" office:value="3.2711007321696" calcext:value-type="float">
            <text:p>3.2711007321696</text:p>
          </table:table-cell>
          <table:table-cell table:formula="of:=[.C1]&amp;&quot;*&quot;&amp;[.F1]&amp;&quot; + &quot;" office:value-type="string" office:string-value="balance*30 + " calcext:value-type="string">
            <text:p>balance*30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rg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42287410317202" calcext:value-type="float">
            <text:p>0.42287410317202</text:p>
          </table:table-cell>
          <table:table-cell office:value-type="float" office:value="1" calcext:value-type="float">
            <text:p>1</text:p>
          </table:table-cell>
          <table:table-cell table:formula="of:=[.E2]*[.F2]" office:value-type="float" office:value="0.42287410317202" calcext:value-type="float">
            <text:p>0.42287410317202</text:p>
          </table:table-cell>
          <table:table-cell table:formula="of:=[.C2]&amp;&quot;*&quot;&amp;[.F2]&amp;&quot; + &quot;" office:value-type="string" office:string-value="energy_curvefit*1 + " calcext:value-type="string">
            <text:p>energy_curvefit*1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SpacingHist_curvefit</text:p>
          </table:table-cell>
          <table:table-cell office:value-type="string" calcext:value-type="string">
            <text:p>GAME BOARD STRUCTURE STATISTIC STATS</text:p>
          </table:table-cell>
          <table:table-cell office:value-type="float" office:value="9504.86055452618" calcext:value-type="float">
            <text:p>9504.86055452618</text:p>
          </table:table-cell>
          <table:table-cell table:formula="of:=1/20000" office:value-type="float" office:value="0.00005" calcext:value-type="float">
            <text:p>0.00005</text:p>
          </table:table-cell>
          <table:table-cell table:formula="of:=[.E3]*[.F3]" office:value-type="float" office:value="0.475243027726309" calcext:value-type="float">
            <text:p>0.475243027726309</text:p>
          </table:table-cell>
          <table:table-cell table:formula="of:=[.C3]&amp;&quot;*&quot;&amp;[.F3]&amp;&quot; + &quot;" office:value-type="string" office:string-value="eventSpacingHist_curvefit*0.00005 + " calcext:value-type="string">
            <text:p>eventSpacingHist_curvefit*0.00005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223872428.488503" calcext:value-type="float">
            <text:p>223872428.488503</text:p>
          </table:table-cell>
          <table:table-cell table:formula="of:=1/500000000" office:value-type="float" office:value="0.000000002" calcext:value-type="float">
            <text:p>0.000000002</text:p>
          </table:table-cell>
          <table:table-cell table:formula="of:=[.E4]*[.F4]" office:value-type="float" office:value="0.447744856977006" calcext:value-type="float">
            <text:p>0.447744856977006</text:p>
          </table:table-cell>
          <table:table-cell table:formula="of:=[.C4]&amp;&quot;*&quot;&amp;[.F4]&amp;&quot; + &quot;" office:value-type="string" office:string-value="eventsHitLengthDistribution_curvefit*0.000000002 + " calcext:value-type="string">
            <text:p>eventsHitLengthDistribution_curvefit*0.000000002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sOverTime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55391447563284" calcext:value-type="float">
            <text:p>0.55391447563284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0.55391447563284" calcext:value-type="float">
            <text:p>0.55391447563284</text:p>
          </table:table-cell>
          <table:table-cell table:formula="of:=[.C5]&amp;&quot;*&quot;&amp;[.F5]&amp;&quot; + &quot;" office:value-type="string" office:string-value="eventsOverTime_curvefit*1 + " calcext:value-type="string">
            <text:p>eventsOverTime_curvefit*1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melength</text:p>
          </table:table-cell>
          <table:table-cell office:value-type="string" calcext:value-type="string">
            <text:p>GAMEPLAY SCALAR STATS</text:p>
          </table:table-cell>
          <table:table-cell office:value-type="float" office:value="1.292" calcext:value-type="float">
            <text:p>1.292</text:p>
          </table:table-cell>
          <table:table-cell office:value-type="float" office:value="2" calcext:value-type="float">
            <text:p>2</text:p>
          </table:table-cell>
          <table:table-cell table:formula="of:=[.E6]*[.F6]" office:value-type="float" office:value="2.584" calcext:value-type="float">
            <text:p>2.584</text:p>
          </table:table-cell>
          <table:table-cell table:formula="of:=[.C6]&amp;&quot;*&quot;&amp;[.F6]&amp;&quot; + &quot;" office:value-type="string" office:string-value="gamelength*2 + " calcext:value-type="string">
            <text:p>gamelength*2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lti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03198198198198" calcext:value-type="float">
            <text:p>0.03198198198198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0.03198198198198" calcext:value-type="float">
            <text:p>0.03198198198198</text:p>
          </table:table-cell>
          <table:table-cell table:formula="of:=[.C7]&amp;&quot;*&quot;&amp;[.F7]&amp;&quot; + &quot;" office:value-type="string" office:string-value="multis*1 + " calcext:value-type="string">
            <text:p>multis*1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tho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formula="of:=[.E8]*[.F8]" office:value-type="float" office:value="0.1" calcext:value-type="float">
            <text:p>0.1</text:p>
          </table:table-cell>
          <table:table-cell table:formula="of:=[.C8]&amp;&quot;*&quot;&amp;[.F8]&amp;&quot; + &quot;" office:value-type="string" office:string-value="orthos*0.5 + " calcext:value-type="string">
            <text:p>orthos*0.5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GAMEPLAY SCALAR STATS</text:p>
          </table:table-cell>
          <table:table-cell office:value-type="float" office:value="0.00005329967454" calcext:value-type="float">
            <text:p>0.00005329967454</text:p>
          </table:table-cell>
          <table:table-cell office:value-type="float" office:value="20" calcext:value-type="float">
            <text:p>20</text:p>
          </table:table-cell>
          <table:table-cell table:formula="of:=[.E9]*[.F9]" office:value-type="float" office:value="0.0010659934908" calcext:value-type="float">
            <text:p>0.0010659934908</text:p>
          </table:table-cell>
          <table:table-cell table:formula="of:=[.C9]&amp;&quot;*&quot;&amp;[.F9]&amp;&quot; + &quot;" office:value-type="string" office:string-value="repeats*20 + " calcext:value-type="string">
            <text:p>repeats*20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excite</text:p>
          </table:table-cell>
          <table:table-cell office:value-type="string" calcext:value-type="string">
            <text:p>GAMEPLAY SCALAR STATS</text:p>
          </table:table-cell>
          <table:table-cell office:value-type="float" office:value="1.001001001001" calcext:value-type="float">
            <text:p>1.001001001001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1.001001001001" calcext:value-type="float">
            <text:p>1.001001001001</text:p>
          </table:table-cell>
          <table:table-cell table:formula="of:=[.C10]&amp;&quot;*&quot;&amp;[.F10]&amp;&quot; + &quot;" office:value-type="string" office:string-value="soexcite*1 + " calcext:value-type="string">
            <text:p>soexcite*1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wohits</text:p>
          </table:table-cell>
          <table:table-cell office:value-type="string" calcext:value-type="string">
            <text:p>GAMEPLAY SCALAR STATS</text:p>
          </table:table-cell>
          <table:table-cell office:value-type="float" office:value="0.03365702356844" calcext:value-type="float">
            <text:p>0.03365702356844</text:p>
          </table:table-cell>
          <table:table-cell office:value-type="float" office:value="0.5" calcext:value-type="float">
            <text:p>0.5</text:p>
          </table:table-cell>
          <table:table-cell table:formula="of:=[.E11]*[.F11]" office:value-type="float" office:value="0.01682851178422" calcext:value-type="float">
            <text:p>0.01682851178422</text:p>
          </table:table-cell>
          <table:table-cell table:formula="of:=[.C11]&amp;&quot;*&quot;&amp;[.F11]&amp;&quot; + &quot;" office:value-type="string" office:string-value="twohits*0.5 + " calcext:value-type="string">
            <text:p>twohits*0.5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locit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43724068505484" calcext:value-type="float">
            <text:p>0.43724068505484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float" office:value="0.43724068505484" calcext:value-type="float">
            <text:p>0.43724068505484</text:p>
          </table:table-cell>
          <table:table-cell table:formula="of:=[.C12]&amp;&quot;*&quot;&amp;[.F12]&amp;&quot; + &quot;" office:value-type="string" office:string-value="velocity_curvefit*1 + " calcext:value-type="string">
            <text:p>velocity_curvefit*1 +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formula="of:=SUM([.G1:.G12])" office:value-type="float" office:value="9.34299536899062" calcext:value-type="float">
            <text:p>9.34299536899062</text:p>
          </table:table-cell>
          <table:table-cell/>
        </table:table-row>
      </table:table>
      <table:table table:name="param" table:style-name="ta1">
        <table:table-column table:style-name="co6" table:number-columns-repeated="2" table:default-cell-style-name="Default"/>
        <table:table-column table:style-name="co3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Board_ID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UBound</text:p>
          </table:table-cell>
          <table:table-cell office:value-type="string" calcext:value-type="string">
            <text:p>isIn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opteventspertrac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allow for fudge factor? Once most others dialed 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dderscanstarta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melength</text:p>
          </table:table-cell>
          <table:table-cell office:value-type="string" calcext:value-type="string">
            <text:p>balanc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optfirstchut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melength</text:p>
          </table:table-cell>
          <table:table-cell office:value-type="string" calcext:value-type="string">
            <text:p>balanc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energyskewdiminish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ce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uteoverdrivepct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allow for fudge factor? Once most others dialed 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allow for fudge factor? Once most others dialed 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energy_curvefi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spacingdeviationfa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SpacingHist_curvef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SpacingHist_curvef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energybufferdiv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ce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1allowanceratio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peats</text:p>
          </table:table-cell>
          <table:table-cell office:value-type="string" calcext:value-type="string">
            <text:p>twohi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overtimescoringfactor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energy_curvefit</text:p>
          </table:table-cell>
          <table:table-cell office:value-type="string" calcext:value-type="string">
            <text:p>velocity_curvef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orthoratio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tho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laddertochuteratio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length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velocity_curvef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ohitfreqimpedance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peats</text:p>
          </table:table-cell>
          <table:table-cell office:value-type="string" calcext:value-type="string">
            <text:p>twohi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chutetoladderratio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length</text:p>
          </table:table-cell>
          <table:table-cell office:value-type="string" calcext:value-type="string">
            <text:p>balanc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impedance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ce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llowbelowsetleng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sHitLengthDistribution_curvefit</text:p>
          </table:table-cell>
          <table:table-cell table:number-columns-repeated="2"/>
        </table:table-row>
      </table:table>
      <table:table table:name="eval" table:style-name="ta1"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ResultFlavour</text:p>
          </table:table-cell>
          <table:table-cell office:value-type="string" calcext:value-type="string">
            <text:p>ResultValue</text:p>
          </table:table-cell>
        </table:table-row>
        <table:table-row table:style-name="ro1">
          <table:table-cell office:value-type="string" calcext:value-type="string">
            <text:p>ortho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ulti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eventSpacingHist_curvefit</text:p>
          </table:table-cell>
          <table:table-cell office:value-type="string" calcext:value-type="string">
            <text:p>GAME BOARD STRUCTURE STATISTIC STATS</text:p>
          </table:table-cell>
          <table:table-cell office:value-type="float" office:value="6318.1562791657" calcext:value-type="float">
            <text:p>6318.1562791657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GAMEPLAY SCALAR STATS</text:p>
          </table:table-cell>
          <table:table-cell office:value-type="float" office:value="0.21885840171216" calcext:value-type="float">
            <text:p>0.21885840171216</text:p>
          </table:table-cell>
        </table:table-row>
        <table:table-row table:style-name="ro1">
          <table:table-cell office:value-type="string" calcext:value-type="string">
            <text:p>balance by track</text:p>
          </table:table-cell>
          <table:table-cell/>
          <table:table-cell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gamelength</text:p>
          </table:table-cell>
          <table:table-cell office:value-type="string" calcext:value-type="string">
            <text:p>GAMEPLAY SCALAR STATS</text:p>
          </table:table-cell>
          <table:table-cell office:value-type="float" office:value="0.99958333333333" calcext:value-type="float">
            <text:p>0.99958333333333</text:p>
          </table:table-cell>
        </table:table-row>
        <table:table-row table:style-name="ro1">
          <table:table-cell office:value-type="string" calcext:value-type="string">
            <text:p>twohits</text:p>
          </table:table-cell>
          <table:table-cell office:value-type="string" calcext:value-type="string">
            <text:p>GAMEPLAY SCALAR STATS</text:p>
          </table:table-cell>
          <table:table-cell office:value-type="float" office:value="0.03715058255665" calcext:value-type="float">
            <text:p>0.03715058255665</text:p>
          </table:table-cell>
        </table:table-row>
        <table:table-row table:style-name="ro1">
          <table:table-cell office:value-type="string" calcext:value-type="string">
            <text:p>soexcite</text:p>
          </table:table-cell>
          <table:table-cell office:value-type="string" calcext:value-type="string">
            <text:p>GAMEPLAY SCALAR STATS</text:p>
          </table:table-cell>
          <table:table-cell office:value-type="float" office:value="0.71225071225071" calcext:value-type="float">
            <text:p>0.71225071225071</text:p>
          </table:table-cell>
        </table:table-row>
        <table:table-row table:style-name="ro1">
          <table:table-cell office:value-type="string" calcext:value-type="string">
            <text:p>repeats</text:p>
          </table:table-cell>
          <table:table-cell office:value-type="string" calcext:value-type="string">
            <text:p>GAMEPLAY SCALAR STATS</text:p>
          </table:table-cell>
          <table:table-cell office:value-type="float" office:value="0.00005474849116" calcext:value-type="float">
            <text:p>0.00005474849116</text:p>
          </table:table-cell>
        </table:table-row>
        <table:table-row table:style-name="ro1">
          <table:table-cell office:value-type="string" calcext:value-type="string">
            <text:p>eventsOverTime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55396189789114" calcext:value-type="float">
            <text:p>0.55396189789114</text:p>
          </table:table-cell>
        </table:table-row>
        <table:table-row table:style-name="ro1">
          <table:table-cell office:value-type="string" calcext:value-type="string">
            <text:p>energ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43587302032868" calcext:value-type="float">
            <text:p>0.43587302032868</text:p>
          </table:table-cell>
        </table:table-row>
        <table:table-row table:style-name="ro1">
          <table:table-cell office:value-type="string" calcext:value-type="string">
            <text:p>velocit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44165221881181" calcext:value-type="float">
            <text:p>0.44165221881181</text:p>
          </table:table-cell>
        </table:table-row>
        <table:table-row table:style-name="ro1"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209815440.562092" calcext:value-type="float">
            <text:p>209815440.562092</text:p>
          </table:table-cell>
        </table:table-row>
      </table:table>
      <table:named-expressions/>
      <table:database-ranges>
        <table:database-range table:name="__Anonymous_Sheet_DB__1" table:target-range-address="param.A1:param.F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5T15:58:30.838000000</meta:creation-date>
    <dc:date>2024-08-26T13:18:38.113000000</dc:date>
    <meta:editing-duration>PT21H20M</meta:editing-duration>
    <meta:editing-cycles>14</meta:editing-cycles>
    <meta:generator>LibreOffice/7.6.4.1$Windows_X86_64 LibreOffice_project/e19e193f88cd6c0525a17fb7a176ed8e6a3e2aa1</meta:generator>
    <meta:document-statistic meta:table-count="3" meta:cell-count="283" meta:object-count="0"/>
  </office:meta>
</office:document-meta>
</file>